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0df204"/>
    </style:style>
    <style:style style:name="P2" style:family="paragraph" style:parent-style-name="Heading_20_1">
      <style:text-properties officeooo:paragraph-rsid="000df204"/>
    </style:style>
    <style:style style:name="P3" style:family="paragraph" style:parent-style-name="Standard" style:list-style-name="WW8Num2">
      <style:text-properties officeooo:paragraph-rsid="000df204"/>
    </style:style>
    <style:style style:name="P4" style:family="paragraph" style:parent-style-name="Standard">
      <style:text-properties style:font-name="Calibri" fo:font-size="11pt" fo:language="none" fo:country="none" fo:font-weight="bold" officeooo:paragraph-rsid="000df204" style:font-size-asian="11pt" style:language-asian="none" style:country-asian="none" style:font-weight-asian="bold" style:font-name-complex="Calibri" style:font-size-complex="11pt" style:font-weight-complex="bold"/>
    </style:style>
    <style:style style:name="P5" style:family="paragraph" style:parent-style-name="Standard">
      <style:text-properties officeooo:paragraph-rsid="000df204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none" style:country-asian="none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__RefHeading___Toc188202935"/>Методические указания по выполнению лабораторных работ по ООП<text:bookmark-end text:name="__RefHeading___Toc188202935"/></text:h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188202935" text:style-name="Index_20_Link_20__28_user_29_" text:visited-style-name="Index_20_Link_20__28_user_29_"><text:span text:style-name="T4">Методические указания по выполнению лабораторных работ по ООП<text:tab/>1</text:span></text:a></text:p>
          <text:p text:style-name="P1"><text:a xlink:type="simple" xlink:href="#__RefHeading___Toc188202936" text:style-name="Index_20_Link_20__28_user_29_" text:visited-style-name="Index_20_Link_20__28_user_29_"><text:span text:style-name="T4">Общие требования<text:tab/>1</text:span></text:a></text:p>
          <text:p text:style-name="P1"><text:a xlink:type="simple" xlink:href="#__RefHeading___Toc188202937" text:style-name="Index_20_Link_20__28_user_29_" text:visited-style-name="Index_20_Link_20__28_user_29_"><text:span text:style-name="T4">Лабораторная работа 1. «Кнопки и Формы»<text:tab/>1</text:span></text:a></text:p>
          <text:p text:style-name="P1"><text:a xlink:type="simple" xlink:href="#__RefHeading___Toc188202938" text:style-name="Index_20_Link_20__28_user_29_" text:visited-style-name="Index_20_Link_20__28_user_29_"><text:span text:style-name="T4">Лабораторная работа 2. «Объекты и Классы»<text:tab/>3</text:span></text:a></text:p>
          <text:p text:style-name="P1"><text:a xlink:type="simple" xlink:href="#__RefHeading___Toc188202939" text:style-name="Index_20_Link_20__28_user_29_" text:visited-style-name="Index_20_Link_20__28_user_29_"><text:span text:style-name="T4">Лабораторная работа 3. Часть 1 из 2: «Круги на форме»<text:tab/>4</text:span></text:a></text:p>
          <text:p text:style-name="P1"><text:a xlink:type="simple" xlink:href="#__RefHeading___Toc188202940" text:style-name="Index_20_Link_20__28_user_29_" text:visited-style-name="Index_20_Link_20__28_user_29_"><text:span text:style-name="T4">Лабораторная работа 3. Часть 2 из 2: «</text:span><text:span text:style-name="T2">MVC</text:span><text:span text:style-name="T4">»<text:tab/>6</text:span></text:a></text:p>
          <text:p text:style-name="P1"><text:a xlink:type="simple" xlink:href="#__RefHeading___Toc188202941" text:style-name="Index_20_Link_20__28_user_29_" text:visited-style-name="Index_20_Link_20__28_user_29_"><text:span text:style-name="T4">Лабораторная работа 4. «Визуальный редактор»<text:tab/>7</text:span></text:a></text:p>
          <text:p text:style-name="P1"><text:a xlink:type="simple" xlink:href="#__RefHeading___Toc188202942" text:style-name="Index_20_Link_20__28_user_29_" text:visited-style-name="Index_20_Link_20__28_user_29_"><text:span text:style-name="T4">Лабораторная работа 5. «Жизненный цикл объектов С++ и Виртуальность»<text:tab/>7</text:span></text:a></text:p>
          <text:p text:style-name="P1"><text:a xlink:type="simple" xlink:href="#__RefHeading___Toc188202943" text:style-name="Index_20_Link_20__28_user_29_" text:visited-style-name="Index_20_Link_20__28_user_29_"><text:span text:style-name="T4">Лабораторная работа 6. «Группировка и сохранение»<text:tab/>9</text:span></text:a></text:p>
          <text:p text:style-name="P1"><text:a xlink:type="simple" xlink:href="#__RefHeading___Toc188202944" text:style-name="Index_20_Link_20__28_user_29_" text:visited-style-name="Index_20_Link_20__28_user_29_"><text:span text:style-name="T4">Лабораторная работа 7. «Дерево объектов, подписка»<text:tab/>10</text:span></text:a></text:p>
        </text:index-body>
      </text:table-of-content>
      <text:p text:style-name="P4"/>
      <text:p text:style-name="P5">Данные методические указания предназначены для выполнения лабораторных работ по ООП. Они определяют порядок и содержание выполняемых работ, а также процесс защиты результатов.</text:p>
      <text:h text:style-name="P2" text:outline-level="1"><text:bookmark-start text:name="__RefHeading___Toc188202936"/>Общие требования<text:bookmark-end text:name="__RefHeading___Toc188202936"/></text:h>
      <text:list xml:id="list3932422329" text:style-name="WW8Num2">
        <text:list-item>
          <text:p text:style-name="P3">Программные требования:</text:p>
          <text:list>
            <text:list-item>
              <text:p text:style-name="P3">в каждой лабораторной работе указано, на каком языке программирования она должна разрабатываться</text:p>
            </text:list-item>
            <text:list-item>
              <text:p text:style-name="P3">обязательны комментарии к коду, стиль отступов, именований переменных и функций (любой стиль <text:span text:style-name="T1">PEP</text:span> 7 или аналогичный для соответствующего языка)</text:p>
            </text:list-item>
            <text:list-item>
              <text:p text:style-name="P3">отладочный вывод в консоль (при наличии) в большинстве методов (Л.Р.2,5)</text:p>
            </text:list-item>
          </text:list>
        </text:list-item>
        <text:list-item>
          <text:p text:style-name="P3">Организационные требования:</text:p>
          <text:list>
            <text:list-item>
              <text:p text:style-name="P3">лабораторная работа выполняется на занятиях в университете очно и/или самостоятельно в любое время заочно; после этого на любом из занятий она защищается преподавателю очно в университете.</text:p>
            </text:list-item>
            <text:list-item>
              <text:p text:style-name="P3">лабораторная работа выполняется строго самостоятельно, использование чужих лабораторных работ для сдачи не допускается.</text:p>
            </text:list-item>
            <text:list-item>
              <text:p text:style-name="P3">обязательно <text:span text:style-name="T6">использование системы контроля версий </text:span><text:span text:style-name="T3">git</text:span><text:span text:style-name="T6"> (можно локально, можно на гитхабе)</text:span> начиная со <text:span text:style-name="T6">второй</text:span> лабораторной, при сдаче лабораторной обязательно должна показываться история коммитов разработки.</text:p>
            </text:list-item>
            <text:list-item>
              <text:p text:style-name="P3"><text:a xlink:type="simple" xlink:href="https://www.youtube.com/watch?v=9XKwTKz3IgU" text:style-name="Internet_20_link" text:visited-style-name="Visited_20_Internet_20_Link"><text:span text:style-name="Internet_20_link">https://www.youtube.com/watch?v=9XKwTKz3IgU</text:span></text:a> – лекция для изучения <text:span text:style-name="T1">git</text:span> </text:p>
            </text:list-item>
          </text:list>
        </text:list-item>
      </text:list>
      <text:p text:style-name="P5"/>
      <text:h text:style-name="P2" text:outline-level="1"><text:bookmark-start text:name="__RefHeading___Toc188202943"/>Лабораторная работа 6. «Группировка и сохранение»<text:bookmark-end text:name="__RefHeading___Toc188202943"/></text:h>
      <text:p text:style-name="P5">Тип приложения: <text:span text:style-name="T1">GUI</text:span>; язык: без ограничений.</text:p>
      <text:p text:style-name="P5">Развитие приложения из Л.Р.4:</text:p>
      <text:list text:continue-numbering="true" text:style-name="WW8Num2">
        <text:list-item>
          <text:p text:style-name="P3">Группировка, разгруппировка объектов и групп объектов (сгруппированные объекты изменяются только совместно). Реализация группировки объектов должна быть выполнена с помощью паттерна <text:span text:style-name="T1">Composite</text:span>:</text:p>
          <text:list>
            <text:list-item>
              <text:p text:style-name="P3">выделение нескольких объектов в рабочей области и их группировка (с изъятием из контейнера и помещением в специальный объект класса <text:span text:style-name="T1">Group</text:span>, который затем обратно помещается в контейнер);</text:p>
            </text:list-item>
            <text:list-item>
              <text:p text:style-name="P3">группа ведет себя как единый объект: перемещается, сохраняет относительное положение входящих в нее объектов, не выходит за границы;</text:p>
            </text:list-item>
            <text:list-item>
              <text:p text:style-name="P3">в группу могут входить другие группы, и т.д.</text:p>
            </text:list-item>
            <text:list-item>
              <text:p text:style-name="P3"><text:soft-page-break/>класс группы не должен зависеть от классов конкретных объектов (или зависеть от других объектов, которые, в свою очередь, зависят от классов конкретных объектов).</text:p>
            </text:list-item>
          </text:list>
        </text:list-item>
        <text:list-item>
          <text:p text:style-name="P3">Реализация сохранения и восстановления контейнера из Л.Р.3 с помощью паттерна <text:span text:style-name="T1">Abstract</text:span> <text:span text:style-name="T1">Factory</text:span> или <text:span text:style-name="T1">Factory</text:span> <text:span text:style-name="T1">Method</text:span>:</text:p>
          <text:list>
            <text:list-item>
              <text:p text:style-name="P3">сохранение всех объектов контейнера в (человеко-читаемый) текстовый файл</text:p>
            </text:list-item>
            <text:list-item>
              <text:p text:style-name="P3">восстановление всех объектов контейнера из текстового файла</text:p>
            </text:list-item>
            <text:list-item>
              <text:p text:style-name="P3">использование стандартных диалогов для выбора файла для сохранения или загрузки</text:p>
            </text:list-item>
          </text:list>
        </text:list-item>
        <text:list-item>
          <text:p text:style-name="P3">Описать 5 нетривиальных пользовательских историй (например: «Добавить объекты А и Б, объединить их в группу Г1, добавить объекты В и Д, объединить их в группу Г2, объединить объекты Г1 и Г2 в группу Г3, сохранить проект в файл с выбором имени файла в диалоге, удалить все объекты, загрузить проект из файла»)</text:p>
        </text:list-item>
      </text:list>
      <text:p text:style-name="P5">Факультативно:</text:p>
      <text:list text:continue-numbering="true" text:style-name="WW8Num2">
        <text:list-item>
          <text:p text:style-name="P3">манипуляции объектами не только с клавиатуры, но и с мыши</text:p>
        </text:list-item>
        <text:list-item>
          <text:p text:style-name="P3">реализация команд пользовательского интерфейса с помощью паттерна Command (с возможностью функциональности «undo» - отмены последовательности операций)</text:p>
        </text:list-item>
        <text:list-item>
          <text:p text:style-name="P3">команды пользовательского интерфейса и типы объектов создаются с помощью подключаемых динамических библиотек (DLL)</text:p>
        </text:list-item>
      </text:list>
      <text:p text:style-name="P5"/>
      <text:p text:style-name="P5">Функция контейнера, которая занимается сохранением объектов в некоторый файл, не должна знать о деталях организации сохраняемых объектов. Она должна вызывать виртуальную функцию save() у базового объекта, тем самым, предоставляя объекту самому возможность записать в файл то, что ему нужно для восстановления.</text:p>
      <text:p text:style-name="P5"/>
      <text:p text:style-name="P5">Примерный алгоритм сохранения контейнера в текстовый файл должен выглядеть так:</text:p>
      <text:list text:continue-numbering="true" text:style-name="WW8Num2">
        <text:list-item>
          <text:p text:style-name="P3">Открой файл для записи</text:p>
        </text:list-item>
        <text:list-item>
          <text:p text:style-name="P3">Сохрани в файл информацию о количестве объектов</text:p>
        </text:list-item>
        <text:list-item>
          <text:p text:style-name="P3">Для каждого объекта контейнера:</text:p>
          <text:list>
            <text:list-item>
              <text:p text:style-name="P3">Вызови функцию save()</text:p>
            </text:list-item>
          </text:list>
        </text:list-item>
        <text:list-item>
          <text:p text:style-name="P3">Закрой файл</text:p>
        </text:list-item>
      </text:list>
      <text:p text:style-name="P5"><text:s/></text:p>
      <text:p text:style-name="P5">Самой сложной для реализации контейнера является функция восстановления объектов контейнера из файла. Понятно, что наряду с виртуальной функцией <text:span text:style-name="T1">save</text:span>() у базового объекта, у него должна быть и виртуальная функция load(). Однако проблема состоит в следующем. Пусть требуется загрузить очередной объект из контейнера. Надо вызвать метод load() у объекта, но объект ведь еще не создан! А объект какого класса необходимо создать, чтобы вызвать у него метод load()? </text:p>
      <text:p text:style-name="P5"/>
      <text:p text:style-name="P5">Примерный алгоритм загрузки контейнера из текстового файла должен выглядеть так:</text:p>
      <text:list text:continue-numbering="true" text:style-name="WW8Num2">
        <text:list-item>
          <text:p text:style-name="P3">Открой файл для чтения, прочитай информацию о количестве объектов</text:p>
        </text:list-item>
        <text:list-item>
          <text:p text:style-name="P3">Столько раз, сколько объектов нужно создать:</text:p>
          <text:list>
            <text:list-item>
              <text:p text:style-name="P3">Узнай из файла, объект какого класса нужно создать</text:p>
            </text:list-item>
            <text:list-item>
              <text:p text:style-name="P3">Создай объект этого класса</text:p>
            </text:list-item>
            <text:list-item>
              <text:p text:style-name="P3">Вызови у объекта функцию load()</text:p>
            </text:list-item>
          </text:list>
        </text:list-item>
        <text:list-item>
          <text:p text:style-name="P3">Закрой файл</text:p>
        </text:list-item>
      </text:list>
      <text:p text:style-name="P5"/>
      <text:p text:style-name="P5">Необходимо убедиться, что класс группы или контейнера ничего не «знает» про классы конкретных объектов. Добавление нового класса конкретного объекта не должен приводить к необходимости перекомпиляции класса группы. При защите лабораторной работы необходимо показать, каким образом выполняется сохранение, загрузка, перемещение и <text:soft-page-break/>проверка выхода за границы экрана для группы. Кроме этого, необходимо продемонстрировать работу приложения для 5 описанных пользовательских истори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13:55:32.054725424</meta:creation-date>
    <dc:date>2025-11-05T13:56:21.389066135</dc:date>
    <meta:editing-duration>PT50S</meta:editing-duration>
    <meta:editing-cycles>1</meta:editing-cycles>
    <meta:document-statistic meta:table-count="0" meta:image-count="0" meta:object-count="0" meta:page-count="3" meta:paragraph-count="56" meta:word-count="736" meta:character-count="5280" meta:non-whitespace-character-count="4628"/>
    <meta:generator>LibreOffice/24.2.7.2$Linux_X86_64 LibreOffice_project/420$Build-2</meta:generator>
  </office:meta>
</office:document-meta>
</file>